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Bidule</text:p>
      <text:p>Hello</text:p>
      <text:p><office:annotation><dc:creator>POD</dc:creator><dc:date>2022-11-05T08:35:53</dc:date><text:p>Error while evaluating the expression "'&lt;text:p&gt;' + p.name + '&lt;/text:p&gt;" defined in the "from" part of a statement. SyntaxError: unterminated string literal (detected at line 1) (&lt;string&gt;, line 1)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</text:p><text:p>    '&lt;text:p&gt;' + p.name + '&lt;/text:p&gt;</text:p><text:p>                          ^</text:p><text:p>SyntaxError: unterminated string literal (detected at line 1)</text:p></office:annotation></text:p>
      <text:p><office:annotation><dc:creator>POD</dc:creator><dc:date>2022-11-05T08:35:53</dc:date><text:p>Error while evaluating the expression "'&lt;text:p&gt;' + p.name + '&lt;/text:p&gt;" defined in the "from" part of a statement. SyntaxError: unterminated string literal (detected at line 1) (&lt;string&gt;, line 1)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</text:p><text:p>    '&lt;text:p&gt;' + p.name + '&lt;/text:p&gt;</text:p><text:p>                          ^</text:p><text:p>SyntaxError: unterminated string literal (detected at line 1)</text:p></office:annotation></text:p>
      <text:p><office:annotation><dc:creator>POD</dc:creator><dc:date>2022-11-05T08:35:53</dc:date><text:p>Error while evaluating the expression "'&lt;text:p&gt;' + p.name + '&lt;/text:p&gt;" defined in the "from" part of a statement. SyntaxError: unterminated string literal (detected at line 1) (&lt;string&gt;, line 1)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</text:p><text:p>    '&lt;text:p&gt;' + p.name + '&lt;/text:p&gt;</text:p><text:p>                          ^</text:p><text:p>SyntaxError: unterminated string literal (detected at line 1)</text:p></office:annotation></text:p>
      <text:p><office:annotation><dc:creator>POD</dc:creator><dc:date>2022-11-05T08:35:53</dc:date><text:p>Error while evaluating the expression "'&lt;text:p&gt;' + p.name + '&lt;/text:p&gt;" defined in the "from" part of a statement. SyntaxError: unterminated string literal (detected at line 1) (&lt;string&gt;, line 1)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</text:p><text:p>    '&lt;text:p&gt;' + p.name + '&lt;/text:p&gt;</text:p><text:p>                          ^</text:p><text:p>SyntaxError: unterminated string literal (detected at line 1)</text:p></office:annotation></text:p>
      <text:p><office:annotation><dc:creator>POD</dc:creator><dc:date>2022-11-05T08:35:53</dc:date><text:p>Error while evaluating the expression "'&lt;text:p&gt;' + p.name + '&lt;/text:p&gt;" defined in the "from" part of a statement. SyntaxError: unterminated string literal (detected at line 1) (&lt;string&gt;, line 1)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</text:p><text:p>    '&lt;text:p&gt;' + p.name + '&lt;/text:p&gt;</text:p><text:p>                          ^</text:p><text:p>SyntaxError: unterminated string literal (detected at line 1)</text:p></office:annotation></text:p>
      <text:p><office:annotation><dc:creator>POD</dc:creator><dc:date>2022-11-05T08:35:53</dc:date><text:p>Error while evaluating the expression "'&lt;text:p&gt;' + p.name + '&lt;/text:p&gt;" defined in the "from" part of a statement. SyntaxError: unterminated string literal (detected at line 1) (&lt;string&gt;, line 1)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</text:p><text:p>    '&lt;text:p&gt;' + p.name + '&lt;/text:p&gt;</text:p><text:p>                          ^</text:p><text:p>SyntaxError: unterminated string literal (detected at line 1)</text:p></office:annotation></text:p>
      <text:p><office:annotation><dc:creator>POD</dc:creator><dc:date>2022-11-05T08:35:53</dc:date><text:p>Error while evaluating the expression "'&lt;text:p&gt;' + p.name + '&lt;/text:p&gt;" defined in the "from" part of a statement. SyntaxError: unterminated string literal (detected at line 1) (&lt;string&gt;, line 1)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</text:p><text:p>    '&lt;text:p&gt;' + p.name + '&lt;/text:p&gt;</text:p><text:p>                          ^</text:p><text:p>SyntaxError: unterminated string literal (detected at line 1)</text:p></office:annotation></text:p>
      <text:p><office:annotation><dc:creator>POD</dc:creator><dc:date>2022-11-05T08:35:53</dc:date><text:p>Error while evaluating the expression "'&lt;text:p&gt;' + p.name + '&lt;/text:p&gt;" defined in the "from" part of a statement. SyntaxError: unterminated string literal (detected at line 1) (&lt;string&gt;, line 1)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</text:p><text:p>    '&lt;text:p&gt;' + p.name + '&lt;/text:p&gt;</text:p><text:p>                          ^</text:p><text:p>SyntaxError: unterminated string literal (detected at line 1)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name="Tableau1" table:style-name="Tableau1">
        <table:table-column table:style-name="Tableau1.A" table:number-columns-repeated="1"/>
        <table:table-row>
          <table:table-cell table:style-name="Tableau1.A1" office:value-type="string" table:protected="false">
            <text:p text:style-name="P2">This <office:annotation><dc:creator>POD</dc:creator><dc:date>2022-11-05T08:35:53</dc:date><text:p>Wrong sub-statement "do table again !".</text:p><text:p>appy.pod.buffers.ParsingError: Wrong sub-statement "do table again !"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22-11-05T08:35:53</dc:date><text:p>Wrong sub-statement "fro m 'Hello'".</text:p><text:p>appy.pod.buffers.ParsingError: Wrong sub-statement "fro m 'Hello'".</text:p></office:annotation>the 'from' cla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  <dc:title>simpleFromTest</dc:title>
  </office:meta>
</office:document-meta>
</file>